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3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5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6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ize="21pt" style:font-size-asian="21pt" style:font-size-complex="21pt"/>
    </style:style>
    <style:style style:name="T7_2" style:family="text">
      <style:text-properties fo:font-size="21pt" style:font-size-asian="21pt" style:font-size-complex="21pt"/>
    </style:style>
    <style:style style:name="T7_3" style:family="text">
      <style:text-properties fo:font-size="21pt" style:font-size-asian="21pt" style:font-size-complex="21pt"/>
    </style:style>
    <style:style style:name="T7_4" style:family="text">
      <style:text-properties fo:font-size="21pt" style:font-size-asian="21pt" style:font-size-complex="21pt"/>
    </style:style>
    <style:style style:name="P8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9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6" style:family="paragraph" style:parent-style-name="Standard">
      <style:paragraph-properties fo:text-align="left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7" style:family="paragraph" style:parent-style-name="Standard">
      <style:paragraph-properties fo:text-align="left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8" style:family="paragraph" style:parent-style-name="Standard">
      <style:paragraph-properties fo:text-align="left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19" style:family="paragraph" style:parent-style-name="Standard">
      <style:paragraph-properties fo:text-align="left" fo:break-before="auto" fo:line-height="115%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page" fo:line-height="115%" style:writing-mode="lr-tb"/>
    </style:style>
    <style:style style:name="T2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4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4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53cm solid" fo:padding-bottom="0.176cm" fo:border-bottom="#000000 0.053cm solid" fo:padding-left="0.176cm" fo:border-left="#000000 0.053cm solid" fo:padding-right="0.176cm" fo:border-right="#000000 0.053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7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7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9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1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4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8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8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8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8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2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3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4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5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8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><text:span text:style-name="T7_1">Projeto</text:span><text:span text:style-name="T7_2"><text:s/></text:span><text:span text:style-name="T7_3">Prático</text:span><text:span text:style-name="T7_4"><text:s/>-<text:s/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Daniel</text:span><text:span text:style-name="T20_2"><text:s/></text:span><text:span text:style-name="T20_3">Miranda</text:span></text:p>
      <text:p text:style-name="P21"><text:span text:style-name="T21_1">Duilio</text:span><text:span text:style-name="T21_2"><text:s/></text:span><text:span text:style-name="T21_3">Felix</text:span><text:span text:style-name="T21_4"><text:s/></text:span><text:span text:style-name="T21_5">Oliveira</text:span><text:span text:style-name="T21_6"><text:s/></text:span><text:span text:style-name="T21_7">da</text:span><text:span text:style-name="T21_8"><text:s/></text:span><text:span text:style-name="T21_9">Silva</text:span></text:p>
      <text:p text:style-name="P22"><text:span text:style-name="T22_1">2</text:span><text:span text:style-name="T22_2">º</text:span><text:span text:style-name="T22_3"><text:s/></text:span><text:span text:style-name="T22_4">Sem</text:span><text:span text:style-name="T22_5">.<text:s/>-<text:s/></text:span><text:span text:style-name="T22_6">Mac</text:span><text:span text:style-name="T22_7"><text:s/>0332<text:s/>-<text:s/></text:span><text:span text:style-name="T22_8">Engenharia</text:span><text:span text:style-name="T22_9"><text:s/></text:span><text:span text:style-name="T22_10">de</text:span><text:span text:style-name="T22_11"><text:s/></text:span><text:span text:style-name="T22_12">Software</text:span></text:p>
      <text:p text:style-name="P23"><text:span text:style-name="T23_1">Prof</text:span><text:span text:style-name="T23_2">.<text:s/></text:span><text:span text:style-name="T23_3">Marco</text:span><text:span text:style-name="T23_4"><text:s/></text:span><text:span text:style-name="T23_5">Aurélio</text:span><text:span text:style-name="T23_6"><text:s/></text:span><text:span text:style-name="T23_7">Gerosa</text:span></text:p>
      <text:p text:style-name="P24"><text:span text:style-name="T24_1">Histórico</text:span><text:span text:style-name="T24_2"><text:s/></text:span><text:span text:style-name="T24_3">de</text:span><text:span text:style-name="T24_4"><text:s/></text:span><text:span text:style-name="T24_5">revisões</text:span></text:p>
      <text:p text:style-name="P25"><text:span text:style-name="T25_1">Deverá</text:span><text:span text:style-name="T25_2"><text:s/></text:span><text:span text:style-name="T25_3">conter</text:span><text:span text:style-name="T25_4"><text:s/></text:span><text:span text:style-name="T25_5">uma</text:span><text:span text:style-name="T25_6"><text:s/></text:span><text:span text:style-name="T25_7">tabela</text:span><text:span text:style-name="T25_8"><text:s/></text:span><text:span text:style-name="T25_9">com</text:span><text:span text:style-name="T25_10"><text:s/></text:span><text:span text:style-name="T25_11">o</text:span><text:span text:style-name="T25_12"><text:s/></text:span><text:span text:style-name="T25_13">histórico</text:span><text:span text:style-name="T25_14"><text:s/></text:span><text:span text:style-name="T25_15">de</text:span><text:span text:style-name="T25_16"><text:s/></text:span><text:span text:style-name="T25_17">alterações</text:span><text:span text:style-name="T25_18"><text:s/></text:span><text:span text:style-name="T25_19">do</text:span><text:span text:style-name="T25_20"><text:s/></text:span><text:span text:style-name="T25_21">docum</text:span></text:p>
      <text:p text:style-name="P26"><text:span text:style-name="T26_1">ento</text:span><text:span text:style-name="T26_2">.<text:s/></text:span><text:span text:style-name="T26_3">Siga</text:span><text:span text:style-name="T26_4"><text:s/></text:span><text:span text:style-name="T26_5">o</text:span><text:span text:style-name="T26_6"><text:s/></text:span><text:span text:style-name="T26_7">exemplo</text:span></text:p>
      <text:p text:style-name="P27"><text:span text:style-name="T27_1">a</text:span><text:span text:style-name="T27_2"><text:s/></text:span><text:span text:style-name="T27_3">seguir</text:span><text:span text:style-name="T27_4">.<text:s/></text:span><text:span text:style-name="T27_5">Cada</text:span><text:span text:style-name="T27_6"><text:s/></text:span><text:span text:style-name="T27_7">alteração</text:span><text:span text:style-name="T27_8"><text:s/></text:span><text:span text:style-name="T27_9">deve</text:span><text:span text:style-name="T27_10"><text:s/></text:span><text:span text:style-name="T27_11">ser</text:span><text:span text:style-name="T27_12"><text:s/></text:span><text:span text:style-name="T27_13">documentada</text:span><text:span text:style-name="T27_14"><text:s/></text:span><text:span text:style-name="T27_15">neste</text:span><text:span text:style-name="T27_16"><text:s/></text:span><text:span text:style-name="T27_17">histórico</text:span><text:span text:style-name="T27_18">.</text:span></text:p>
      <text:p text:style-name="P2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9"><text:span text:style-name="T29_1">Data</text:span></text:p>
          </table:table-cell>
          <table:table-cell table:style-name="Cell2">
            <text:p text:style-name="P30"><text:span text:style-name="T30_1">Versão</text:span></text:p>
          </table:table-cell>
          <table:table-cell table:style-name="Cell3">
            <text:p text:style-name="P31"><text:span text:style-name="T31_1">Descrição</text:span></text:p>
          </table:table-cell>
          <table:table-cell table:style-name="Cell4">
            <text:p text:style-name="P32"><text:span text:style-name="T32_1">Autor</text:span></text:p>
          </table:table-cell>
        </table:table-row>
        <table:table-row table:style-name="Row2">
          <table:table-cell table:style-name="Cell5">
            <text:p text:style-name="P33"><text:span text:style-name="T33_1">&lt;</text:span><text:span text:style-name="T33_2">dd</text:span><text:span text:style-name="T33_3">/</text:span><text:span text:style-name="T33_4">mmm</text:span><text:span text:style-name="T33_5">/</text:span><text:span text:style-name="T33_6">aa</text:span><text:span text:style-name="T33_7">&gt;</text:span></text:p>
          </table:table-cell>
          <table:table-cell table:style-name="Cell6">
            <text:p text:style-name="P34"><text:span text:style-name="T34_1">&lt;</text:span><text:span text:style-name="T34_2">x</text:span><text:span text:style-name="T34_3">.</text:span><text:span text:style-name="T34_4">x</text:span><text:span text:style-name="T34_5">&gt;<text:s/></text:span></text:p>
          </table:table-cell>
          <table:table-cell table:style-name="Cell7">
            <text:p text:style-name="P35"><text:span text:style-name="T35_1">&lt;</text:span><text:span text:style-name="T35_2">detalhes</text:span><text:span text:style-name="T35_3">&gt;</text:span></text:p>
          </table:table-cell>
          <table:table-cell table:style-name="Cell8">
            <text:p text:style-name="P36"><text:span text:style-name="T36_1">&lt;</text:span><text:span text:style-name="T36_2">nome</text:span><text:span text:style-name="T36_3">&gt;</text:span></text:p>
          </table:table-cell>
        </table:table-row>
        <table:table-row table:style-name="Row3">
          <table:table-cell table:style-name="Cell9">
            <text:p text:style-name="P37"/>
          </table:table-cell>
          <table:table-cell table:style-name="Cell10">
            <text:p text:style-name="P38"/>
          </table:table-cell>
          <table:table-cell table:style-name="Cell11">
            <text:p text:style-name="P39"/>
          </table:table-cell>
          <table:table-cell table:style-name="Cell12">
            <text:p text:style-name="P40"/>
          </table:table-cell>
        </table:table-row>
        <table:table-row table:style-name="Row4">
          <table:table-cell table:style-name="Cell13">
            <text:p text:style-name="P41"/>
          </table:table-cell>
          <table:table-cell table:style-name="Cell14">
            <text:p text:style-name="P42"/>
          </table:table-cell>
          <table:table-cell table:style-name="Cell15">
            <text:p text:style-name="P43"/>
          </table:table-cell>
          <table:table-cell table:style-name="Cell16">
            <text:p text:style-name="P44"/>
          </table:table-cell>
        </table:table-row>
      </table:table>
      <text:p text:style-name="P45"/>
      <text:p text:style-name="P46"/>
      <text:p text:style-name="P47"><text:span text:style-name="T47_1">Visão</text:span><text:span text:style-name="T47_2"><text:s/></text:span><text:span text:style-name="T47_3">técnica</text:span></text:p>
      <text:p text:style-name="P48"><text:span text:style-name="T48_1">Elabore</text:span><text:span text:style-name="T48_2"><text:s/></text:span><text:span text:style-name="T48_3">a</text:span><text:span text:style-name="T48_4"><text:s/></text:span><text:span text:style-name="T48_5">visão</text:span><text:span text:style-name="T48_6"><text:s/></text:span><text:span text:style-name="T48_7">técnica</text:span><text:span text:style-name="T48_8"><text:s/></text:span><text:span text:style-name="T48_9">do</text:span><text:span text:style-name="T48_10"><text:s/></text:span><text:span text:style-name="T48_11">sistema</text:span><text:span text:style-name="T48_12">,<text:s/></text:span><text:span text:style-name="T48_13">seguindo</text:span><text:span text:style-name="T48_14"><text:s/></text:span><text:span text:style-name="T48_15">o</text:span><text:span text:style-name="T48_16"><text:s/></text:span><text:span text:style-name="T48_17">template</text:span><text:span text:style-name="T48_18"><text:s/></text:span><text:span text:style-name="T48_19">do</text:span><text:span text:style-name="T48_20"><text:s/></text:span><text:span text:style-name="T48_21">OpenUp</text:span><text:span text:style-name="T48_22">(</text:span><text:span text:style-name="T48_23">http</text:span><text:span text:style-name="T48_24">://</text:span><text:span text:style-name="T48_25">epf</text:span><text:span text:style-name="T48_26">.</text:span><text:span text:style-name="T48_27">eclipse</text:span><text:span text:style-name="T48_28">.</text:span><text:span text:style-name="T48_29">org</text:span><text:span text:style-name="T48_30">/</text:span><text:span text:style-name="T48_31">wikis</text:span><text:span text:style-name="T48_32">/</text:span><text:span text:style-name="T48_33">openup</text:span><text:span text:style-name="T48_34">/).</text:span></text:p>
      <text:p text:style-name="P49"/>
      <text:p text:style-name="P50"><text:span text:style-name="T50_1">Levantamento</text:span><text:span text:style-name="T50_2"><text:s/></text:span><text:span text:style-name="T50_3">de</text:span><text:span text:style-name="T50_4"><text:s/></text:span><text:span text:style-name="T50_5">requisitos</text:span><text:span text:style-name="T50_6"><text:s/>–<text:s/></text:span><text:span text:style-name="T50_7">casos</text:span><text:span text:style-name="T50_8"><text:s/></text:span><text:span text:style-name="T50_9">de</text:span><text:span text:style-name="T50_10"><text:s/></text:span><text:span text:style-name="T50_11">uso</text:span></text:p>
      <text:p text:style-name="P51"><text:span text:style-name="T51_1">Devem</text:span><text:span text:style-name="T51_2"><text:s/></text:span><text:span text:style-name="T51_3">ser</text:span><text:span text:style-name="T51_4"><text:s/></text:span><text:span text:style-name="T51_5">entregues</text:span><text:span text:style-name="T51_6"><text:s/></text:span><text:span text:style-name="T51_7">o</text:span><text:span text:style-name="T51_8"><text:s/></text:span><text:span text:style-name="T51_9">diagrama</text:span><text:span text:style-name="T51_10"><text:s/></text:span><text:span text:style-name="T51_11">de</text:span><text:span text:style-name="T51_12"><text:s/></text:span><text:span text:style-name="T51_13">casos</text:span><text:span text:style-name="T51_14"><text:s/></text:span><text:span text:style-name="T51_15">de</text:span><text:span text:style-name="T51_16"><text:s/></text:span><text:span text:style-name="T51_17">uso</text:span><text:span text:style-name="T51_18"><text:s/></text:span><text:span text:style-name="T51_19">com</text:span><text:span text:style-name="T51_20"><text:s/></text:span><text:span text:style-name="T51_21">todos</text:span><text:span text:style-name="T51_22"><text:s/></text:span><text:span text:style-name="T51_23">os</text:span><text:span text:style-name="T51_24"><text:s/></text:span><text:span text:style-name="T51_25">casos</text:span><text:span text:style-name="T51_26"><text:s/></text:span><text:span text:style-name="T51_27">de</text:span><text:span text:style-name="T51_28"><text:s/></text:span><text:span text:style-name="T51_29">uso</text:span><text:span text:style-name="T51_30"><text:s/></text:span><text:span text:style-name="T51_31">e</text:span><text:span text:style-name="T51_32"><text:s/></text:span><text:span text:style-name="T51_33">a</text:span></text:p>
      <text:p text:style-name="P52"><text:span text:style-name="T52_1">descrição</text:span><text:span text:style-name="T52_2"><text:s/></text:span><text:span text:style-name="T52_3">completa</text:span><text:span text:style-name="T52_4"><text:s/></text:span><text:span text:style-name="T52_5">de</text:span><text:span text:style-name="T52_6"><text:s/></text:span><text:span text:style-name="T52_7">x</text:span><text:span text:style-name="T52_8"><text:s/></text:span><text:span text:style-name="T52_9">casos</text:span><text:span text:style-name="T52_10"><text:s/></text:span><text:span text:style-name="T52_11">de</text:span><text:span text:style-name="T52_12"><text:s/></text:span><text:span text:style-name="T52_13">uso</text:span><text:span text:style-name="T52_14">,<text:s/></text:span><text:span text:style-name="T52_15">onde</text:span><text:span text:style-name="T52_16"><text:s/></text:span><text:span text:style-name="T52_17">x</text:span><text:span text:style-name="T52_18"><text:s/></text:span><text:span text:style-name="T52_19">é</text:span><text:span text:style-name="T52_20"><text:s/></text:span><text:span text:style-name="T52_21">o</text:span><text:span text:style-name="T52_22"><text:s/></text:span><text:span text:style-name="T52_23">número</text:span><text:span text:style-name="T52_24"><text:s/></text:span><text:span text:style-name="T52_25">de</text:span><text:span text:style-name="T52_26"><text:s/></text:span><text:span text:style-name="T52_27">integrantes</text:span><text:span text:style-name="T52_28"><text:s/></text:span><text:span text:style-name="T52_29">do</text:span><text:span text:style-name="T52_30"><text:s/></text:span><text:span text:style-name="T52_31">grupo</text:span><text:span text:style-name="T52_32">.</text:span></text:p>
      <text:p text:style-name="P53"/>
      <text:p text:style-name="P54"><text:span text:style-name="T54_1">Levantamento</text:span><text:span text:style-name="T54_2"><text:s/></text:span><text:span text:style-name="T54_3">de</text:span><text:span text:style-name="T54_4"><text:s/></text:span><text:span text:style-name="T54_5">requisitos</text:span><text:span text:style-name="T54_6"><text:s/>–<text:s/></text:span><text:span text:style-name="T54_7">histórias</text:span><text:span text:style-name="T54_8"><text:s/></text:span><text:span text:style-name="T54_9">de</text:span><text:span text:style-name="T54_10"><text:s/></text:span><text:span text:style-name="T54_11">usuário</text:span></text:p>
      <text:p text:style-name="P55"><text:span text:style-name="T55_1">Os</text:span><text:span text:style-name="T55_2"><text:s/></text:span><text:span text:style-name="T55_3">mesmos</text:span><text:span text:style-name="T55_4"><text:s/></text:span><text:span text:style-name="T55_5">requisitos</text:span><text:span text:style-name="T55_6"><text:s/></text:span><text:span text:style-name="T55_7">representados</text:span><text:span text:style-name="T55_8"><text:s/></text:span><text:span text:style-name="T55_9">nos</text:span><text:span text:style-name="T55_10"><text:s/></text:span><text:span text:style-name="T55_11">casos</text:span><text:span text:style-name="T55_12"><text:s/></text:span><text:span text:style-name="T55_13">de</text:span><text:span text:style-name="T55_14"><text:s/></text:span><text:span text:style-name="T55_15">uso</text:span><text:span text:style-name="T55_16"><text:s/></text:span><text:span text:style-name="T55_17">do</text:span><text:span text:style-name="T55_18"><text:s/></text:span><text:span text:style-name="T55_19">item</text:span><text:span text:style-name="T55_20"><text:s/></text:span><text:span text:style-name="T55_21">anterior</text:span><text:span text:style-name="T55_22"><text:s/></text:span><text:span text:style-name="T55_23">devem</text:span><text:span text:style-name="T55_24"><text:s/></text:span><text:span text:style-name="T55_25">ser</text:span><text:span text:style-name="T55_26"><text:s/></text:span><text:span text:style-name="T55_27">entregues</text:span><text:span text:style-name="T55_28"><text:s/></text:span><text:span text:style-name="T55_29">documentos</text:span><text:span text:style-name="T55_30"><text:s/></text:span><text:span text:style-name="T55_31">na</text:span><text:span text:style-name="T55_32"><text:s/></text:span><text:span text:style-name="T55_33">forma</text:span><text:span text:style-name="T55_34"><text:s/></text:span><text:span text:style-name="T55_35">de</text:span><text:span text:style-name="T55_36"><text:s/></text:span><text:span text:style-name="T55_37">histórias</text:span><text:span text:style-name="T55_38"><text:s/></text:span><text:span text:style-name="T55_39">de</text:span><text:span text:style-name="T55_40"><text:s/></text:span><text:span text:style-name="T55_41">usuário</text:span><text:span text:style-name="T55_42"><text:s/></text:span><text:span text:style-name="T55_43">seguindo</text:span><text:span text:style-name="T55_44"><text:s/></text:span><text:span text:style-name="T55_45">o</text:span><text:span text:style-name="T55_46"><text:s/></text:span><text:span text:style-name="T55_47">padrão</text:span><text:span text:style-name="T55_48"><text:s/></text:span><text:span text:style-name="T55_49">dado</text:span><text:span text:style-name="T55_50"><text:s/></text:span><text:span text:style-name="T55_51">em</text:span><text:span text:style-name="T55_52"><text:s/></text:span><text:span text:style-name="T55_53">sala</text:span><text:span text:style-name="T55_54">.</text:span></text:p>
      <text:p text:style-name="P56"/>
      <text:p text:style-name="P57"><text:span text:style-name="T57_1">Requisitos</text:span><text:span text:style-name="T57_2"><text:s/></text:span><text:span text:style-name="T57_3">não</text:span><text:span text:style-name="T57_4">-</text:span><text:span text:style-name="T57_5">funcionais</text:span></text:p>
      <text:p text:style-name="P58"><text:span text:style-name="T58_1">Devem</text:span><text:span text:style-name="T58_2"><text:s/></text:span><text:span text:style-name="T58_3">ser</text:span><text:span text:style-name="T58_4"><text:s/></text:span><text:span text:style-name="T58_5">registrados</text:span><text:span text:style-name="T58_6"><text:s/></text:span><text:span text:style-name="T58_7">quais</text:span><text:span text:style-name="T58_8"><text:s/></text:span><text:span text:style-name="T58_9">requisitos</text:span><text:span text:style-name="T58_10"><text:s/></text:span><text:span text:style-name="T58_11">não</text:span><text:span text:style-name="T58_12">-</text:span><text:span text:style-name="T58_13">funcionais</text:span><text:span text:style-name="T58_14"><text:s/></text:span><text:span text:style-name="T58_15">são</text:span><text:span text:style-name="T58_16"><text:s/></text:span><text:span text:style-name="T58_17">importantes</text:span><text:span text:style-name="T58_18"><text:s/></text:span><text:span text:style-name="T58_19">para</text:span><text:span text:style-name="T58_20"><text:s/></text:span><text:span text:style-name="T58_21">o</text:span><text:span text:style-name="T58_22"><text:s/></text:span><text:span text:style-name="T58_23">sistema</text:span><text:span text:style-name="T58_24"><text:s/></text:span><text:span text:style-name="T58_25">como</text:span><text:span text:style-name="T58_26"><text:s/></text:span><text:span text:style-name="T58_27">um</text:span><text:span text:style-name="T58_28"><text:s/></text:span><text:span text:style-name="T58_29">todo</text:span><text:span text:style-name="T58_30">.<text:s/></text:span><text:span text:style-name="T58_31">Para</text:span><text:span text:style-name="T58_32"><text:s/></text:span><text:span text:style-name="T58_33">cada</text:span><text:span text:style-name="T58_34"><text:s/></text:span><text:span text:style-name="T58_35">um</text:span><text:span text:style-name="T58_36"><text:s/></text:span><text:span text:style-name="T58_37">dos</text:span><text:span text:style-name="T58_38"><text:s/></text:span><text:span text:style-name="T58_39">requisitos</text:span><text:span text:style-name="T58_40">,<text:s/></text:span><text:span text:style-name="T58_41">coloque</text:span><text:span text:style-name="T58_42"><text:s/></text:span><text:span text:style-name="T58_43">uma</text:span><text:span text:style-name="T58_44"><text:s/></text:span><text:span text:style-name="T58_45">maneira</text:span><text:span text:style-name="T58_46"><text:s/></text:span><text:span text:style-name="T58_47">de</text:span><text:span text:style-name="T58_48"><text:s/></text:span><text:span text:style-name="T58_49">auferir</text:span><text:span text:style-name="T58_50"><text:s/></text:span><text:span text:style-name="T58_51">se</text:span><text:span text:style-name="T58_52"><text:s/></text:span><text:span text:style-name="T58_53">o</text:span><text:span text:style-name="T58_54"><text:s/></text:span><text:span text:style-name="T58_55">sistema</text:span><text:span text:style-name="T58_56"><text:s/></text:span><text:span text:style-name="T58_57">está</text:span><text:span text:style-name="T58_58"><text:s/></text:span><text:span text:style-name="T58_59">atendendo</text:span><text:span text:style-name="T58_60">.<text:s/></text:span><text:span text:style-name="T58_61">Ex</text:span><text:span text:style-name="T58_62">:<text:s/></text:span><text:span text:style-name="T58_63">Desempenho</text:span><text:span text:style-name="T58_64"><text:s/>–<text:s/></text:span><text:span text:style-name="T58_65">todas</text:span><text:span text:style-name="T58_66"><text:s/></text:span><text:span text:style-name="T58_67">as</text:span><text:span text:style-name="T58_68"><text:s/></text:span><text:span text:style-name="T58_69">operações</text:span><text:span text:style-name="T58_70"><text:s/></text:span><text:span text:style-name="T58_71">do</text:span></text:p>
      <text:p text:style-name="P59"><text:span text:style-name="T59_1">sistema</text:span><text:span text:style-name="T59_2"><text:s/></text:span><text:span text:style-name="T59_3">devem</text:span><text:span text:style-name="T59_4"><text:s/></text:span><text:span text:style-name="T59_5">ser</text:span><text:span text:style-name="T59_6"><text:s/></text:span><text:span text:style-name="T59_7">realizadas</text:span><text:span text:style-name="T59_8"><text:s/></text:span><text:span text:style-name="T59_9">em</text:span><text:span text:style-name="T59_10"><text:s/></text:span><text:span text:style-name="T59_11">menos</text:span><text:span text:style-name="T59_12"><text:s/></text:span><text:span text:style-name="T59_13">de</text:span><text:span text:style-name="T59_14"><text:s/>10</text:span><text:span text:style-name="T59_15">ms</text:span><text:span text:style-name="T59_16">.</text:span></text:p>
      <text:p text:style-name="P60"/>
      <text:p text:style-name="P61"><text:span text:style-name="T61_1">Modelagem</text:span></text:p>
      <text:p text:style-name="P62"><text:span text:style-name="T62_1">Deve</text:span><text:span text:style-name="T62_2"><text:s/></text:span><text:span text:style-name="T62_3">ser</text:span><text:span text:style-name="T62_4"><text:s/></text:span><text:span text:style-name="T62_5">entregue</text:span><text:span text:style-name="T62_6"><text:s/></text:span><text:span text:style-name="T62_7">um</text:span><text:span text:style-name="T62_8"><text:s/></text:span><text:span text:style-name="T62_9">diagrama</text:span><text:span text:style-name="T62_10"><text:s/></text:span><text:span text:style-name="T62_11">de</text:span><text:span text:style-name="T62_12"><text:s/></text:span><text:span text:style-name="T62_13">classes</text:span><text:span text:style-name="T62_14"><text:s/></text:span><text:span text:style-name="T62_15">conceituais</text:span><text:span text:style-name="T62_16"><text:s/></text:span><text:span text:style-name="T62_17">representando</text:span><text:span text:style-name="T62_18"><text:s/></text:span><text:span text:style-name="T62_19">a</text:span><text:span text:style-name="T62_20"><text:s/></text:span><text:span text:style-name="T62_21">modelagem</text:span><text:span text:style-name="T62_22"><text:s/></text:span><text:span text:style-name="T62_23">do</text:span><text:span text:style-name="T62_24"><text:s/></text:span><text:span text:style-name="T62_25">sistema</text:span><text:span text:style-name="T62_26">.<text:s/></text:span><text:span text:style-name="T62_27">A</text:span><text:span text:style-name="T62_28"><text:s/></text:span><text:span text:style-name="T62_29">modelagem</text:span><text:span text:style-name="T62_30"><text:s/></text:span><text:span text:style-name="T62_31">deve</text:span><text:span text:style-name="T62_32"><text:s/></text:span><text:span text:style-name="T62_33">cobrir</text:span><text:span text:style-name="T62_34"><text:s/></text:span><text:span text:style-name="T62_35">os</text:span><text:span text:style-name="T62_36"><text:s/></text:span><text:span text:style-name="T62_37">requisitos</text:span><text:span text:style-name="T62_38"><text:s/></text:span><text:span text:style-name="T62_39">do</text:span><text:span text:style-name="T62_40"><text:s/></text:span><text:span text:style-name="T62_41">sistema</text:span><text:span text:style-name="T62_42"><text:s/></text:span><text:span text:style-name="T62_43">como</text:span></text:p>
      <text:p text:style-name="P63"><text:span text:style-name="T63_1">um</text:span><text:span text:style-name="T63_2"><text:s/></text:span><text:span text:style-name="T63_3">todo</text:span><text:span text:style-name="T63_4">,<text:s/></text:span><text:span text:style-name="T63_5">não</text:span><text:span text:style-name="T63_6"><text:s/></text:span><text:span text:style-name="T63_7">se</text:span><text:span text:style-name="T63_8"><text:s/></text:span><text:span text:style-name="T63_9">limitando</text:span><text:span text:style-name="T63_10"><text:s/></text:span><text:span text:style-name="T63_11">apenas</text:span><text:span text:style-name="T63_12"><text:s/></text:span><text:span text:style-name="T63_13">aos</text:span><text:span text:style-name="T63_14"><text:s/></text:span><text:span text:style-name="T63_15">casos</text:span><text:span text:style-name="T63_16"><text:s/></text:span><text:span text:style-name="T63_17">de</text:span><text:span text:style-name="T63_18"><text:s/></text:span><text:span text:style-name="T63_19">uso</text:span><text:span text:style-name="T63_20"><text:s/></text:span><text:span text:style-name="T63_21">que</text:span><text:span text:style-name="T63_22"><text:s/></text:span><text:span text:style-name="T63_23">foram</text:span><text:span text:style-name="T63_24"><text:s/></text:span><text:span text:style-name="T63_25">especificados</text:span><text:span text:style-name="T63_26"><text:s/></text:span><text:span text:style-name="T63_27">em</text:span><text:span text:style-name="T63_28"><text:s/></text:span><text:span text:style-name="T63_29">detalhes</text:span><text:span text:style-name="T63_30">.</text:span></text:p>
      <text:p text:style-name="P64"/>
      <text:p text:style-name="P65"><text:span text:style-name="T65_1">Design</text:span></text:p>
      <text:p text:style-name="P66"><text:span text:style-name="T66_1">O</text:span><text:span text:style-name="T66_2"><text:s/></text:span><text:span text:style-name="T66_3">diagrama</text:span><text:span text:style-name="T66_4"><text:s/></text:span><text:span text:style-name="T66_5">de</text:span><text:span text:style-name="T66_6"><text:s/></text:span><text:span text:style-name="T66_7">classes</text:span><text:span text:style-name="T66_8"><text:s/></text:span><text:span text:style-name="T66_9">elaborado</text:span><text:span text:style-name="T66_10"><text:s/></text:span><text:span text:style-name="T66_11">na</text:span><text:span text:style-name="T66_12"><text:s/></text:span><text:span text:style-name="T66_13">modelagem</text:span><text:span text:style-name="T66_14"><text:s/></text:span><text:span text:style-name="T66_15">deve</text:span><text:span text:style-name="T66_16"><text:s/></text:span><text:span text:style-name="T66_17">ser</text:span><text:span text:style-name="T66_18"><text:s/></text:span><text:span text:style-name="T66_19">transformado</text:span><text:span text:style-name="T66_20"><text:s/></text:span><text:span text:style-name="T66_21">em</text:span><text:span text:style-name="T66_22"><text:s/></text:span><text:span text:style-name="T66_23">um</text:span><text:span text:style-name="T66_24"><text:s/></text:span><text:span text:style-name="T66_25">diagrama</text:span><text:span text:style-name="T66_26"><text:s/></text:span><text:span text:style-name="T66_27">de</text:span><text:span text:style-name="T66_28"><text:s/></text:span><text:span text:style-name="T66_29">design</text:span><text:span text:style-name="T66_30">,<text:s/></text:span><text:span text:style-name="T66_31">onde</text:span><text:span text:style-name="T66_32"><text:s/></text:span><text:span text:style-name="T66_33">constem</text:span><text:span text:style-name="T66_34"><text:s/></text:span><text:span text:style-name="T66_35">visibilidades</text:span><text:span text:style-name="T66_36">,<text:s/></text:span><text:span text:style-name="T66_37">atributos</text:span><text:span text:style-name="T66_38"><text:s/></text:span><text:span text:style-name="T66_39">para</text:span><text:span text:style-name="T66_40"><text:s/></text:span><text:span text:style-name="T66_41">representar</text:span><text:span text:style-name="T66_42"><text:s/></text:span><text:span text:style-name="T66_43">associações</text:span><text:span text:style-name="T66_44">,<text:s/></text:span><text:span text:style-name="T66_45">tipos</text:span><text:span text:style-name="T66_46"><text:s/></text:span><text:span text:style-name="T66_47">de</text:span><text:span text:style-name="T66_48"><text:s/></text:span><text:span text:style-name="T66_49">dados</text:span><text:span text:style-name="T66_50"><text:s/></text:span><text:span text:style-name="T66_51">etc</text:span><text:span text:style-name="T66_52">.</text:span></text:p>
      <text:p text:style-name="P67"/>
      <text:p text:style-name="P68"><text:span text:style-name="T68_1">Outros</text:span><text:span text:style-name="T68_2"><text:s/></text:span><text:span text:style-name="T68_3">diagramas</text:span><text:span text:style-name="T68_4"><text:s/></text:span><text:span text:style-name="T68_5">UML</text:span></text:p>
      <text:p text:style-name="P69"><text:span text:style-name="T69_1">Devem</text:span><text:span text:style-name="T69_2"><text:s/></text:span><text:span text:style-name="T69_3">ser</text:span><text:span text:style-name="T69_4"><text:s/></text:span><text:span text:style-name="T69_5">entregues</text:span><text:span text:style-name="T69_6"><text:s/></text:span><text:span text:style-name="T69_7">um</text:span><text:span text:style-name="T69_8"><text:s/></text:span><text:span text:style-name="T69_9">diagrama</text:span><text:span text:style-name="T69_10"><text:s/></text:span><text:span text:style-name="T69_11">de</text:span><text:span text:style-name="T69_12"><text:s/></text:span><text:span text:style-name="T69_13">objetos</text:span><text:span text:style-name="T69_14">,<text:s/></text:span><text:span text:style-name="T69_15">um</text:span><text:span text:style-name="T69_16"><text:s/></text:span><text:span text:style-name="T69_17">diagrama</text:span><text:span text:style-name="T69_18"><text:s/></text:span><text:span text:style-name="T69_19">de</text:span><text:span text:style-name="T69_20"><text:s/></text:span><text:span text:style-name="T69_21">estados</text:span><text:span text:style-name="T69_22">,<text:s/></text:span><text:span text:style-name="T69_23">um</text:span><text:span text:style-name="T69_24"><text:s/></text:span><text:span text:style-name="T69_25">diagrama</text:span><text:span text:style-name="T69_26"><text:s/></text:span><text:span text:style-name="T69_27">de</text:span><text:span text:style-name="T69_28"><text:s/></text:span><text:span text:style-name="T69_29">atividades</text:span><text:span text:style-name="T69_30">,<text:s/></text:span><text:span text:style-name="T69_31">um</text:span><text:span text:style-name="T69_32"><text:s/></text:span><text:span text:style-name="T69_33">diagrama</text:span><text:span text:style-name="T69_34"><text:s/></text:span><text:span text:style-name="T69_35">de</text:span><text:span text:style-name="T69_36"><text:s/></text:span><text:span text:style-name="T69_37">sequência</text:span><text:span text:style-name="T69_38"><text:s/></text:span><text:span text:style-name="T69_39">e</text:span><text:span text:style-name="T69_40"><text:s/></text:span><text:span text:style-name="T69_41">um</text:span><text:span text:style-name="T69_42"><text:s/></text:span><text:span text:style-name="T69_43">diagrama</text:span><text:span text:style-name="T69_44"><text:s/></text:span><text:span text:style-name="T69_45">de</text:span><text:span text:style-name="T69_46"><text:s/></text:span><text:span text:style-name="T69_47">implantação</text:span><text:span text:style-name="T69_48">.</text:span></text:p>
      <text:p text:style-name="P70"/>
      <text:p text:style-name="P71"><text:span text:style-name="T71_1">Implementação</text:span></text:p>
      <text:p text:style-name="P72"><text:span text:style-name="T72_1">O</text:span><text:span text:style-name="T72_2"><text:s/></text:span><text:span text:style-name="T72_3">sistema</text:span><text:span text:style-name="T72_4"><text:s/></text:span><text:span text:style-name="T72_5">em</text:span><text:span text:style-name="T72_6"><text:s/></text:span><text:span text:style-name="T72_7">questão</text:span><text:span text:style-name="T72_8"><text:s/></text:span><text:span text:style-name="T72_9">não</text:span><text:span text:style-name="T72_10"><text:s/></text:span><text:span text:style-name="T72_11">será</text:span><text:span text:style-name="T72_12"><text:s/></text:span><text:span text:style-name="T72_13">completamente</text:span><text:span text:style-name="T72_14"><text:s/></text:span><text:span text:style-name="T72_15">implementado</text:span><text:span text:style-name="T72_16"><text:s/></text:span><text:span text:style-name="T72_17">nesta</text:span><text:span text:style-name="T72_18"><text:s/></text:span><text:span text:style-name="T72_19">disciplina</text:span><text:span text:style-name="T72_20">,<text:s/></text:span><text:span text:style-name="T72_21">por</text:span><text:span text:style-name="T72_22"><text:s/></text:span><text:span text:style-name="T72_23">falta</text:span><text:span text:style-name="T72_24"><text:s/></text:span><text:span text:style-name="T72_25">de</text:span><text:span text:style-name="T72_26"><text:s/></text:span><text:span text:style-name="T72_27">tempo</text:span><text:span text:style-name="T72_28"><text:s/></text:span><text:span text:style-name="T72_29">e</text:span><text:span text:style-name="T72_30"><text:s/></text:span><text:span text:style-name="T72_31">por</text:span><text:span text:style-name="T72_32"><text:s/></text:span><text:span text:style-name="T72_33">não</text:span><text:span text:style-name="T72_34"><text:s/></text:span><text:span text:style-name="T72_35">ser</text:span><text:span text:style-name="T72_36"><text:s/></text:span><text:span text:style-name="T72_37">o</text:span><text:span text:style-name="T72_38"><text:s/></text:span><text:span text:style-name="T72_39">foco</text:span><text:span text:style-name="T72_40"><text:s/></text:span><text:span text:style-name="T72_41">da</text:span><text:span text:style-name="T72_42"><text:s/></text:span><text:span text:style-name="T72_43">disciplina</text:span><text:span text:style-name="T72_44">.<text:s/></text:span><text:span text:style-name="T72_45">Cada</text:span><text:span text:style-name="T72_46"><text:s/></text:span><text:span text:style-name="T72_47">membro</text:span><text:span text:style-name="T72_48"><text:s/></text:span><text:span text:style-name="T72_49">da</text:span><text:span text:style-name="T72_50"><text:s/></text:span><text:span text:style-name="T72_51">equipe</text:span><text:span text:style-name="T72_52"><text:s/></text:span><text:span text:style-name="T72_53">deverá</text:span><text:span text:style-name="T72_54"><text:s/></text:span><text:span text:style-name="T72_55">implementar</text:span><text:span text:style-name="T72_56"><text:s/></text:span><text:span text:style-name="T72_57">um</text:span><text:span text:style-name="T72_58"><text:s/></text:span><text:span text:style-name="T72_59">caso</text:span><text:span text:style-name="T72_60"><text:s/></text:span><text:span text:style-name="T72_61">de</text:span><text:span text:style-name="T72_62"><text:s/></text:span><text:span text:style-name="T72_63">uso</text:span><text:span text:style-name="T72_64">.<text:s/></text:span><text:span text:style-name="T72_65">Os</text:span><text:span text:style-name="T72_66"><text:s/></text:span><text:span text:style-name="T72_67">casos</text:span><text:span text:style-name="T72_68"><text:s/></text:span><text:span text:style-name="T72_69">de</text:span><text:span text:style-name="T72_70"><text:s/></text:span><text:span text:style-name="T72_71">uso</text:span><text:span text:style-name="T72_72"><text:s/></text:span><text:span text:style-name="T72_73">escolhidos</text:span><text:span text:style-name="T72_74"><text:s/></text:span><text:span text:style-name="T72_75">devem</text:span><text:span text:style-name="T72_76"><text:s/></text:span><text:span text:style-name="T72_77">ser</text:span><text:span text:style-name="T72_78"><text:s/></text:span><text:span text:style-name="T72_79">os</text:span><text:span text:style-name="T72_80"><text:s/></text:span><text:span text:style-name="T72_81">mais</text:span><text:span text:style-name="T72_82"><text:s/></text:span><text:span text:style-name="T72_83">relevantes</text:span><text:span text:style-name="T72_84"><text:s/></text:span><text:span text:style-name="T72_85">para</text:span><text:span text:style-name="T72_86"><text:s/></text:span><text:span text:style-name="T72_87">o</text:span><text:span text:style-name="T72_88"><text:s/></text:span><text:span text:style-name="T72_89">projeto</text:span><text:span text:style-name="T72_90"><text:s/>(</text:span><text:span text:style-name="T72_91">evitando</text:span><text:span text:style-name="T72_92"><text:s/></text:span><text:span text:style-name="T72_93">por</text:span><text:span text:style-name="T72_94"><text:s/></text:span><text:span text:style-name="T72_95">exemplo</text:span><text:span text:style-name="T72_96"><text:s/></text:span><text:span text:style-name="T72_97">casos</text:span><text:span text:style-name="T72_98"><text:s/></text:span><text:span text:style-name="T72_99">de</text:span><text:span text:style-name="T72_100"><text:s/></text:span><text:span text:style-name="T72_101">uso</text:span><text:span text:style-name="T72_102"><text:s/></text:span><text:span text:style-name="T72_103">de</text:span><text:span text:style-name="T72_104"><text:s/></text:span><text:span text:style-name="T72_105">cadastro</text:span><text:span text:style-name="T72_106"><text:s/></text:span><text:span text:style-name="T72_107">s</text:span></text:p>
      <text:p text:style-name="P73"><text:span text:style-name="T73_1">imples</text:span><text:span text:style-name="T73_2">).<text:s/></text:span><text:span text:style-name="T73_3">O</text:span><text:span text:style-name="T73_4"><text:s/></text:span><text:span text:style-name="T73_5">código</text:span><text:span text:style-name="T73_6"><text:s/></text:span><text:span text:style-name="T73_7">deve</text:span><text:span text:style-name="T73_8"><text:s/></text:span><text:span text:style-name="T73_9">ser</text:span><text:span text:style-name="T73_10"><text:s/></text:span><text:span text:style-name="T73_11">bem</text:span><text:span text:style-name="T73_12"><text:s/></text:span><text:span text:style-name="T73_13">escrito</text:span><text:span text:style-name="T73_14"><text:s/></text:span><text:span text:style-name="T73_15">e</text:span><text:span text:style-name="T73_16"><text:s/></text:span><text:span text:style-name="T73_17">aderente</text:span><text:span text:style-name="T73_18"><text:s/></text:span><text:span text:style-name="T73_19">aos</text:span><text:span text:style-name="T73_20"><text:s/></text:span><text:span text:style-name="T73_21">padrões</text:span><text:span text:style-name="T73_22"><text:s/></text:span><text:span text:style-name="T73_23">estabelecidos</text:span><text:span text:style-name="T73_24"><text:s/></text:span><text:span text:style-name="T73_25">para</text:span><text:span text:style-name="T73_26"><text:s/></text:span><text:span text:style-name="T73_27">cada</text:span><text:span text:style-name="T73_28"><text:s/></text:span><text:span text:style-name="T73_29">linguagem</text:span><text:span text:style-name="T73_30"><text:s/>(</text:span><text:span text:style-name="T73_31">por</text:span><text:span text:style-name="T73_32"><text:s/></text:span><text:span text:style-name="T73_33">exemplo</text:span><text:span text:style-name="T73_34">,<text:s/></text:span><text:span text:style-name="T73_35">código</text:span><text:span text:style-name="T73_36"><text:s/></text:span><text:span text:style-name="T73_37">Java</text:span><text:span text:style-name="T73_38"><text:s/></text:span><text:span text:style-name="T73_39">deve</text:span><text:span text:style-name="T73_40"><text:s/></text:span><text:span text:style-name="T73_41">seguir</text:span><text:span text:style-name="T73_42"><text:s/></text:span><text:span text:style-name="T73_43">o</text:span><text:span text:style-name="T73_44"><text:s/></text:span><text:span text:style-name="T73_45">Java</text:span><text:span text:style-name="T73_46"><text:s/></text:span><text:span text:style-name="T73_47">Code</text:span><text:span text:style-name="T73_48"><text:s/></text:span><text:span text:style-name="T73_49">Convention</text:span><text:span text:style-name="T73_50"><text:s/>–<text:s/></text:span><text:span text:style-name="T73_51">http</text:span><text:span text:style-name="T73_52">://</text:span><text:span text:style-name="T73_53">java</text:span><text:span text:style-name="T73_54">.</text:span><text:span text:style-name="T73_55">sun</text:span><text:span text:style-name="T73_56">.</text:span><text:span text:style-name="T73_57">com</text:span><text:span text:style-name="T73_58">/</text:span><text:span text:style-name="T73_59">docs</text:span><text:span text:style-name="T73_60">/</text:span><text:span text:style-name="T73_61">codeconv</text:span><text:span text:style-name="T73_62">).</text:span></text:p>
      <text:p text:style-name="P74"><text:span text:style-name="T74_1">O</text:span><text:span text:style-name="T74_2"><text:s/></text:span><text:span text:style-name="T74_3">sistema</text:span><text:span text:style-name="T74_4"><text:s/></text:span><text:span text:style-name="T74_5">deve</text:span><text:span text:style-name="T74_6"><text:s/></text:span><text:span text:style-name="T74_7">ser</text:span><text:span text:style-name="T74_8"><text:s/></text:span><text:span text:style-name="T74_9">Web</text:span><text:span text:style-name="T74_10"><text:s/></text:span><text:span text:style-name="T74_11">e</text:span><text:span text:style-name="T74_12"><text:s/></text:span><text:span text:style-name="T74_13">usar</text:span><text:span text:style-name="T74_14"><text:s/></text:span><text:span text:style-name="T74_15">banco</text:span><text:span text:style-name="T74_16"><text:s/></text:span><text:span text:style-name="T74_17">de</text:span><text:span text:style-name="T74_18"><text:s/></text:span><text:span text:style-name="T74_19">dados</text:span><text:span text:style-name="T74_20">,<text:s/></text:span><text:span text:style-name="T74_21">mas</text:span><text:span text:style-name="T74_22"><text:s/></text:span><text:span text:style-name="T74_23">não</text:span><text:span text:style-name="T74_24"><text:s/></text:span><text:span text:style-name="T74_25">há</text:span><text:span text:style-name="T74_26"><text:s/></text:span><text:span text:style-name="T74_27">restrições</text:span><text:span text:style-name="T74_28"><text:s/></text:span><text:span text:style-name="T74_29">a</text:span><text:span text:style-name="T74_30"><text:s/></text:span><text:span text:style-name="T74_31">respeito</text:span><text:span text:style-name="T74_32"><text:s/></text:span><text:span text:style-name="T74_33">da</text:span><text:span text:style-name="T74_34"><text:s/></text:span><text:span text:style-name="T74_35">linguagem</text:span><text:span text:style-name="T74_36"><text:s/></text:span><text:span text:style-name="T74_37">de</text:span><text:span text:style-name="T74_38"><text:s/></text:span><text:span text:style-name="T74_39">programação</text:span><text:span text:style-name="T74_40"><text:s/></text:span><text:span text:style-name="T74_41">ou</text:span><text:span text:style-name="T74_42"><text:s/></text:span><text:span text:style-name="T74_43">tecnologias</text:span><text:span text:style-name="T74_44">/</text:span><text:span text:style-name="T74_45">frameworks</text:span><text:span text:style-name="T74_46"><text:s/></text:span><text:span text:style-name="T74_47">a</text:span><text:span text:style-name="T74_48"><text:s/></text:span><text:span text:style-name="T74_49">serem</text:span><text:span text:style-name="T74_50"><text:s/></text:span><text:span text:style-name="T74_51">usados</text:span><text:span text:style-name="T74_52">.</text:span></text:p>
      <text:p text:style-name="P75"/>
      <text:p text:style-name="P76"><text:span text:style-name="T76_1">Testes</text:span></text:p>
      <text:p text:style-name="P77"><text:span text:style-name="T77_1">O</text:span><text:span text:style-name="T77_2"><text:s/></text:span><text:span text:style-name="T77_3">código</text:span><text:span text:style-name="T77_4"><text:s/></text:span><text:span text:style-name="T77_5">desenvolvido</text:span><text:span text:style-name="T77_6"><text:s/></text:span><text:span text:style-name="T77_7">deve</text:span><text:span text:style-name="T77_8"><text:s/></text:span><text:span text:style-name="T77_9">ter</text:span><text:span text:style-name="T77_10"><text:s/></text:span><text:span text:style-name="T77_11">testes</text:span><text:span text:style-name="T77_12"><text:s/></text:span><text:span text:style-name="T77_13">de</text:span><text:span text:style-name="T77_14"><text:s/></text:span><text:span text:style-name="T77_15">unidade</text:span><text:span text:style-name="T77_16"><text:s/></text:span><text:span text:style-name="T77_17">e</text:span><text:span text:style-name="T77_18"><text:s/></text:span><text:span text:style-name="T77_19">de</text:span><text:span text:style-name="T77_20"><text:s/></text:span><text:span text:style-name="T77_21">aceitação</text:span><text:span text:style-name="T77_22">.</text:span></text:p>
      <text:p text:style-name="P78"/>
      <text:p text:style-name="P79"><text:span text:style-name="T79_1">Sistema</text:span><text:span text:style-name="T79_2"><text:s/></text:span><text:span text:style-name="T79_3">rodando</text:span></text:p>
      <text:p text:style-name="P80"><text:span text:style-name="T80_1">LINK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